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Possible Control Methods:</text:p>
      <text:p text:style-name="Standard"/>
      <text:p text:style-name="Standard">save_config()</text:p>
      <text:p text:style-name="Standard">load_config()</text:p>
      <text:p text:style-name="Standard">login()</text:p>
      <text:p text:style-name="Standard">logout()</text:p>
      <text:p text:style-name="Standard"/>
      <text:p text:style-name="Standard">toggle_read_unread_article()</text:p>
      <text:p text:style-name="Standard">get_article_summary() &amp; get_article()</text:p>
      <text:p text:style-name="Standard">get_channel/feed_tree()</text:p>
      <text:p text:style-name="Standard">get_articles_from(PATH)</text:p>
      <text:p text:style-name="Standard"/>
      <text:p text:style-name="Standard">get_locations_in_area(area_boundary)</text:p>
      <text:p text:style-name="Standard">get_info_for_article_at(location)</text:p>
      <text:p text:style-name="Standard"/>
      <text:p text:style-name="Standard">move_channel/feed(OLD_PATH, NEW_PATH)</text:p>
      <text:p text:style-name="Standard">change_channel/feed_name(PATH, name)</text:p>
      <text:p text:style-name="Standard">change_feed_update_period(PATH, update_period)</text:p>
      <text:p text:style-name="Standard">add_feed(URL, name, PATH, …)</text:p>
      <text:p text:style-name="Standard">remove_channel/feed(PATH)</text:p>
      <text:p text:style-name="Standard">add_channel(name, PATH)</text:p>
      <text:p text:style-name="Standard"/>
      <text:p text:style-name="P2">Use Case:</text:p>
      <text:p text:style-name="Standard"/>
      <text:p text:style-name="Standard">1) Expand Menu Item:</text:p>
      <text:p text:style-name="Standard"/>
      <text:p text:style-name="Standard">List&lt;string name, bool expandable&gt; get_channel_contents(List&lt;string&gt; path);</text:p>
      <text:p text:style-name="Standard"/>
      <text:p text:style-name="Standard">2) Read Article From Menu</text:p>
      <text:p text:style-name="Standard"/>
      <text:p text:style-name="Standard">// Do this later</text:p>
      <text:p text:style-name="P3"/>
      <text:p text:style-name="Standard">3) Create Channel</text:p>
      <text:p text:style-name="P4"/>
      <text:p text:style-name="Standard">void create_channel(List&lt;string&gt; path);</text:p>
      <text:p text:style-name="Standard"/>
      <text:p text:style-name="Standard">4) Rename Channel</text:p>
      <text:p text:style-name="Standard"/>
      <text:p text:style-name="Standard">void move_channel(List&lt;string&gt; old_path, List&lt;string&gt; new_path);</text:p>
      <text:p text:style-name="Standard"/>
      <text:p text:style-name="Standard">5) Move Channel</text:p>
      <text:p text:style-name="Standard"/>
      <text:p text:style-name="Standard">void move_channel(List&lt;string&gt; old_path, List&lt;string&gt; new_path);</text:p>
      <text:p text:style-name="Standard"/>
      <text:p text:style-name="Standard">6) Add Feed</text:p>
      <text:p text:style-name="Standard"/>
      <text:p text:style-name="Standard">void<text:s/>add_feed(List&lt;string&gt; path, string URL, Time update_period);</text:p>
      <text:p text:style-name="Standard"/>
      <text:p text:style-name="Standard">7) Remove Channel</text:p>
      <text:soft-page-break/>
      <text:p text:style-name="Standard">void<text:s/>remove_channel_or_feed(List&lt;string&gt; path);</text:p>
      <text:p text:style-name="P5"/>
      <text:p text:style-name="P6">Control Classes:</text:p>
      <text:p text:style-name="Standard"/>
      <text:p text:style-name="Standard">Menu_Manager</text:p>
      <text:p text:style-name="Standard">Article_Controller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User</dc:creator>
    <meta:creation-date>2018-02-15T23:29:00Z</meta:creation-date>
    <dc:date>2018-02-15T23:29:00Z</dc:date>
    <meta:template xlink:href="Normal.dotm" xlink:type="simple"/>
    <meta:editing-cycles>2</meta:editing-cycles>
    <meta:editing-duration>PT60S</meta:editing-duration>
    <meta:document-statistic meta:page-count="2" meta:paragraph-count="2" meta:word-count="155" meta:character-count="1042" meta:row-count="7" meta:non-whitespace-character-count="889"/>
  </office:meta>
</office:document-meta>
</file>